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071cm" loext:contextual-spacing="false" fo:text-align="justify" style:justify-single-word="false" fo:text-indent="0cm" style:auto-text-indent="false"/>
      <style:text-properties style:font-name="Arial" fo:font-size="9pt" fo:font-weight="bold" officeooo:rsid="000e8468" officeooo:paragraph-rsid="000e8468" style:font-size-asian="9pt" style:font-weight-asian="bold" style:font-name-complex="Arial" style:font-size-complex="9pt"/>
    </style:style>
    <style:style style:name="P2" style:family="paragraph" style:parent-style-name="Standard">
      <style:paragraph-properties fo:margin-left="0cm" fo:margin-right="0cm" fo:margin-top="0.318cm" fo:margin-bottom="0.071cm" loext:contextual-spacing="false" fo:text-align="justify" style:justify-single-word="false" fo:text-indent="0cm" style:auto-text-indent="false"/>
      <style:text-properties style:font-name="Arial" fo:font-size="9pt" fo:font-weight="bold" officeooo:paragraph-rsid="000e8468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left="0cm" fo:margin-right="0cm" fo:margin-top="0.318cm" fo:margin-bottom="0.071cm" loext:contextual-spacing="false" fo:text-align="justify" style:justify-single-word="false" fo:text-indent="0cm" style:auto-text-indent="false"/>
      <style:text-properties style:font-name="Arial" fo:font-size="9pt" fo:font-style="italic" fo:font-weight="normal" officeooo:rsid="000ffc2f" officeooo:paragraph-rsid="000ffc2f" style:font-size-asian="9pt" style:font-style-asian="italic" style:font-weight-asian="normal" style:font-name-complex="Arial" style:font-size-complex="9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.318cm" fo:margin-bottom="0.071cm" loext:contextual-spacing="false" fo:text-align="justify" style:justify-single-word="false" fo:text-indent="0cm" style:auto-text-indent="false"/>
      <style:text-properties officeooo:paragraph-rsid="000e8468"/>
    </style:style>
    <style:style style:name="P5" style:family="paragraph" style:parent-style-name="Standard">
      <style:paragraph-properties fo:margin-left="0cm" fo:margin-right="0cm" fo:margin-top="0.071cm" fo:margin-bottom="0.071cm" loext:contextual-spacing="false" fo:text-align="justify" style:justify-single-word="false" fo:text-indent="0cm" style:auto-text-indent="false"/>
      <style:text-properties officeooo:paragraph-rsid="000e8468"/>
    </style:style>
    <style:style style:name="P6" style:family="paragraph" style:parent-style-name="Standard">
      <style:paragraph-properties fo:margin-left="0cm" fo:margin-right="0cm" fo:margin-top="0.071cm" fo:margin-bottom="0.071cm" loext:contextual-spacing="false" fo:text-align="justify" style:justify-single-word="false" fo:text-indent="0cm" style:auto-text-indent="false"/>
      <style:text-properties officeooo:paragraph-rsid="000e8468"/>
    </style:style>
    <style:style style:name="P7" style:family="paragraph" style:parent-style-name="Standard">
      <style:paragraph-properties fo:margin-left="0cm" fo:margin-right="0cm" fo:margin-top="0.071cm" fo:margin-bottom="0.071cm" loext:contextual-spacing="false" fo:text-align="justify" style:justify-single-word="false" fo:text-indent="0cm" style:auto-text-indent="false"/>
      <style:text-properties style:font-name="Arial" fo:font-size="9pt" officeooo:paragraph-rsid="000e8468" style:font-size-asian="9pt" style:font-name-complex="Arial" style:font-size-complex="9pt"/>
    </style:style>
    <style:style style:name="P8" style:family="paragraph" style:parent-style-name="Standard">
      <style:paragraph-properties fo:margin-left="0cm" fo:margin-right="0cm" fo:margin-top="0.318cm" fo:margin-bottom="0.212cm" loext:contextual-spacing="false" fo:text-align="justify" style:justify-single-word="false" fo:text-indent="0cm" style:auto-text-indent="false"/>
      <style:text-properties style:font-name="Arial" fo:font-size="9pt" officeooo:paragraph-rsid="000e8468" style:font-size-asian="9pt" style:font-name-complex="Arial" style:font-size-complex="9pt"/>
    </style:style>
    <style:style style:name="P9" style:family="paragraph" style:parent-style-name="Standard">
      <style:paragraph-properties fo:margin-left="0cm" fo:margin-right="0cm" fo:margin-top="0.212cm" fo:margin-bottom="0.071cm" loext:contextual-spacing="false" fo:text-align="justify" style:justify-single-word="false" fo:text-indent="0cm" style:auto-text-indent="false"/>
      <style:text-properties officeooo:paragraph-rsid="000e8468"/>
    </style:style>
    <style:style style:name="P10" style:family="paragraph" style:parent-style-name="Standard">
      <style:paragraph-properties fo:margin-left="0cm" fo:margin-right="0cm" fo:text-indent="0cm" style:auto-text-indent="false" style:text-autospace="none"/>
      <style:text-properties officeooo:paragraph-rsid="000e8468"/>
    </style:style>
    <style:style style:name="T1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2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3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7" style:family="text">
      <style:text-properties style:font-name="Arial" fo:font-size="9pt" fo:language="en" fo:country="US" style:font-size-asian="9pt" style:font-name-complex="Arial" style:font-size-complex="9pt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121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Stand März 2015)</text:p>
      <text:p text:style-name="P1"/>
      <text:p text:style-name="P1">Internet</text:p>
      <text:p text:style-name="P5"><text:span text:style-name="T4">Stemmer, W. 2001. </text:span><text:span text:style-name="T1">Die Kunst der Zitation</text:span><text:span text:style-name="T4">. Universität Hamburg. Online im Internet: URL: </text:span><text:a xlink:type="simple" xlink:href="http://www.uni-hamburg.de/courses/Stemmer/Zitation.htm" text:style-name="Internet_20_link" text:visited-style-name="Visited_20_Internet_20_Link"><text:span text:style-name="Internet_20_link"><text:span text:style-name="T4">http://www.uni-hamburg.de/courses/Stemmer/Zitation.htm</text:span></text:span></text:a><text:span text:style-name="T4"> [Stand: 13.01.2001, 15.13 Uhr]</text:span></text:p>
      <text:p text:style-name="P2">Selbständig erschienene Werke (Monographien)</text:p>
      <text:p text:style-name="P5"><text:span text:style-name="T4">Packer, J.L. 1989. </text:span><text:span text:style-name="T1">Auf den Spuren des Heiligen Geistes</text:span><text:span text:style-name="T4">. 2. Aufl. Gießen: Brunnen. </text:span></text:p>
      <text:p text:style-name="P2">Monographien innerhalb einer Reihe</text:p>
      <text:p text:style-name="P5"><text:span text:style-name="T4">Lüdemann, G. 1980. </text:span><text:span text:style-name="T1">Paulus der Heidenapostel I: Studien zur Christologie</text:span><text:span text:style-name="T4">. Göttingen: Vandenhoeck &amp; Ruprecht. (FRLANT 123).</text:span></text:p>
      <text:p text:style-name="P4"><text:span text:style-name="T6">Kommentare innerhalb einer Reihe </text:span><text:span text:style-name="T4">(hier ein Beispiel mit mehreren Verfassern und mehreren Erscheinungsorten).</text:span></text:p>
      <text:p text:style-name="P5"><text:span text:style-name="T4">Hossfeld, F.-L. &amp; Zenger, E. 2000. </text:span><text:span text:style-name="T1">Psalmen 51-100</text:span><text:span text:style-name="T4">. 3. Aufl. Freiburg, Basel, Wien: Herder. (HThKAT). </text:span></text:p>
      <text:p text:style-name="P2">Gesamtausgaben, Quellensammlungen</text:p>
      <text:p text:style-name="P5"><text:span text:style-name="T7">Barrett, C.K. &amp; Thornton, C.-J. (Hg.) 1991. </text:span><text:span text:style-name="T1">Texte zur Umwelt des Neuen Testaments. </text:span><text:span text:style-name="T4">2., erw. dt. Aufl. Tübingen: Mohr-Siebeck. (UTB 1591).</text:span></text:p>
      <text:p text:style-name="P2">Aufsätze aus Mehrverfasserschriften, Aufsatzsammlungen</text:p>
      <text:p text:style-name="P8"><text:span text:style-name="T9">(</text:span>Beachte: Der Einzelbeitrag des Verfassers ist weder kursiv noch in Anführungsstrichen. Nur der Titel des Sammelwerks ist kursiv.<text:span text:style-name="T9">)</text:span></text:p>
      <text:p text:style-name="P9"><text:span text:style-name="T4">Wolff, H.W. 1960. Zur Hermeneutik des Alten Testaments, in C. Westermann (Hg.) </text:span><text:span text:style-name="T1">Probleme alttestamentlicher Hermeneutik: Aufsätze zum Verstehen des Alten Testaments</text:span><text:span text:style-name="T4">. München: Chr. Kaiser. (Theologische Bücherei 11). 140-180.</text:span></text:p>
      <text:p text:style-name="P7"/>
      <text:p text:style-name="P2">Aufsätze und Zeitschriften</text:p>
      <text:p text:style-name="P8"><text:span text:style-name="T9">(</text:span>Beachte: Der Einzelbeitrag des Verfassers ist weder kursiv noch in Anführungsstrichen. Nur der Titel der Zeitschrift ist kursiv.<text:span text:style-name="T9">)</text:span></text:p>
      <text:p text:style-name="P10"><text:span text:style-name="T4">Zimmermann, J. 2005. Auf dem Weg zur Gemeinde der Zukunft: Gemeindeaufbau vor neuen Herausforderungen. </text:span><text:span text:style-name="T2">Theologische Beiträge </text:span><text:span text:style-name="T4">36. 30-43.</text:span></text:p>
      <text:p text:style-name="P2">Artikel in Lexika</text:p>
      <text:p text:style-name="P8"><text:span text:style-name="T9">(</text:span>Beachte: Wichtig ist nicht der Name des Herausgebers des Lexikons, sondern der Schreiber des einzelnen Artikels. Auch hier gilt: Der Einzelbeitrag des Verfassers ist weder kursiv noch in Anführungsstrichen. Nur der Titel des Lexikons ist kursiv.<text:span text:style-name="T9">)</text:span></text:p>
      <text:p text:style-name="P5"><text:span text:style-name="T4">Haacker, K. 1984. Glaube II. Altes und Neues Testament. </text:span><text:span text:style-name="T1">Theologische Realenzyklopädie</text:span><text:span text:style-name="T4"> 13. 277-304. </text:span></text:p>
      <text:p text:style-name="P2">Bibelausgaben</text:p>
      <text:p text:style-name="P5"><text:span text:style-name="T1">Revidierte Elberfelder Übersetzung</text:span><text:span text:style-name="T4"> 1989. 2. Sonderaufl. Wuppertal: R. Brockha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P</meta:initial-creator>
    <meta:creation-date>2017-03-03T11:43:00.036665120</meta:creation-date>
    <dc:date>2017-03-03T11:51:56.759065406</dc:date>
    <dc:creator>Benjamin P</dc:creator>
    <meta:editing-duration>PT7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61" meta:character-count="2012" meta:non-whitespace-character-count="1770"/>
  </office:meta>
</office:document-meta>
</file>